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44"/>
    <style:style style:name="ce7" style:family="table-cell" style:parent-style-name="Default" style:data-style-name="N37"/>
    <style:style style:name="ce8" style:family="table-cell" style:parent-style-name="Default" style:data-style-name="N41"/>
    <style:style style:name="ce9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8" table:default-cell-style-name="ce8"/>
        <table:table-column table:style-name="co1" table:default-cell-style-name="Default"/>
        <table:table-column table:style-name="co1" table:default-cell-style-name="ce9"/>
        <table:table-row table:style-name="ro1" table:number-rows-repeated="2">
          <table:table-cell table:number-columns-repeated="2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/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date" office:date-value="2022-01-02" calcext:value-type="date">
            <text:p>01/02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00M00S" calcext:value-type="time">
            <text:p>11:00:00</text:p>
          </table:table-cell>
          <table:table-cell table:number-columns-repeated="7"/>
          <table:table-cell table:formula="of:=([.E4]-[.D4])+([.G4]-[.F4])+([.I4]-[.H4])+([.K4]-[.J4])" office:value-type="time" office:time-value="PT01H00M00S" calcext:value-type="time">
            <text:p>01:00:00</text:p>
          </table:table-cell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table:formula="of:=[.C4]+1" office:value-type="date" office:date-value="2022-01-03" calcext:value-type="date">
            <text:p>01/03/22</text:p>
          </table:table-cell>
          <table:table-cell table:number-columns-repeated="9"/>
          <table:table-cell table:formula="of:=([.E5]-[.D5])+([.G5]-[.F5])+([.I5]-[.H5])+([.K5]-[.J5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table:formula="of:=[.C5]+1" office:value-type="date" office:date-value="2022-01-04" calcext:value-type="date">
            <text:p>01/04/22</text:p>
          </table:table-cell>
          <table:table-cell table:number-columns-repeated="9"/>
          <table:table-cell table:formula="of:=([.E6]-[.D6])+([.G6]-[.F6])+([.I6]-[.H6])+([.K6]-[.J6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table:formula="of:=[.C6]+1" office:value-type="date" office:date-value="2022-01-05" calcext:value-type="date">
            <text:p>01/05/22</text:p>
          </table:table-cell>
          <table:table-cell table:number-columns-repeated="9"/>
          <table:table-cell table:formula="of:=([.E7]-[.D7])+([.G7]-[.F7])+([.I7]-[.H7])+([.K7]-[.J7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table:formula="of:=[.C7]+1" office:value-type="date" office:date-value="2022-01-06" calcext:value-type="date">
            <text:p>01/06/22</text:p>
          </table:table-cell>
          <table:table-cell table:number-columns-repeated="9"/>
          <table:table-cell table:formula="of:=([.E8]-[.D8])+([.G8]-[.F8])+([.I8]-[.H8])+([.K8]-[.J8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table:formula="of:=[.C8]+1" office:value-type="date" office:date-value="2022-01-07" calcext:value-type="date">
            <text:p>01/07/22</text:p>
          </table:table-cell>
          <table:table-cell table:number-columns-repeated="9"/>
          <table:table-cell table:formula="of:=([.E9]-[.D9])+([.G9]-[.F9])+([.I9]-[.H9])+([.K9]-[.J9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table:formula="of:=[.C9]+1" office:value-type="date" office:date-value="2022-01-08" calcext:value-type="date">
            <text:p>01/08/22</text:p>
          </table:table-cell>
          <table:table-cell table:number-columns-repeated="9"/>
          <table:table-cell table:formula="of:=([.E10]-[.D10])+([.G10]-[.F10])+([.I10]-[.H10])+([.K10]-[.J10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table:formula="of:=[.C10]+1" office:value-type="date" office:date-value="2022-01-09" calcext:value-type="date">
            <text:p>01/09/22</text:p>
          </table:table-cell>
          <table:table-cell table:number-columns-repeated="9"/>
          <table:table-cell table:formula="of:=([.E11]-[.D11])+([.G11]-[.F11])+([.I11]-[.H11])+([.K11]-[.J11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table:formula="of:=[.C11]+1" office:value-type="date" office:date-value="2022-01-10" calcext:value-type="date">
            <text:p>01/10/22</text:p>
          </table:table-cell>
          <table:table-cell table:number-columns-repeated="9"/>
          <table:table-cell table:formula="of:=([.E12]-[.D12])+([.G12]-[.F12])+([.I12]-[.H12])+([.K12]-[.J12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table:formula="of:=[.C12]+1" office:value-type="date" office:date-value="2022-01-11" calcext:value-type="date">
            <text:p>01/1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7"/>
          <table:table-cell table:formula="of:=([.E13]-[.D13])+([.G13]-[.F13])+([.I13]-[.H13])+([.K13]-[.J13])" office:value-type="time" office:time-value="PT04H00M00S" calcext:value-type="time">
            <text:p>04:00:00</text:p>
          </table:table-cell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table:formula="of:=[.C13]+1" office:value-type="date" office:date-value="2022-01-12" calcext:value-type="date">
            <text:p>01/12/22</text:p>
          </table:table-cell>
          <table:table-cell table:number-columns-repeated="9"/>
          <table:table-cell table:formula="of:=([.E14]-[.D14])+([.G14]-[.F14])+([.I14]-[.H14])+([.K14]-[.J14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table:formula="of:=[.C14]+1" office:value-type="date" office:date-value="2022-01-13" calcext:value-type="date">
            <text:p>01/13/22</text:p>
          </table:table-cell>
          <table:table-cell table:number-columns-repeated="9"/>
          <table:table-cell table:formula="of:=([.E15]-[.D15])+([.G15]-[.F15])+([.I15]-[.H15])+([.K15]-[.J15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table:formula="of:=[.C15]+1" office:value-type="date" office:date-value="2022-01-14" calcext:value-type="date">
            <text:p>01/14/22</text:p>
          </table:table-cell>
          <table:table-cell table:number-columns-repeated="9"/>
          <table:table-cell table:formula="of:=([.E16]-[.D16])+([.G16]-[.F16])+([.I16]-[.H16])+([.K16]-[.J16])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table:formula="of:=[.C16]+1" office:value-type="date" office:date-value="2022-01-15" calcext:value-type="date">
            <text:p>01/15/22</text:p>
          </table:table-cell>
          <table:table-cell table:number-columns-repeated="9"/>
          <table:table-cell table:formula="of:=([.E17]-[.D17])+([.G17]-[.F17])+([.I17]-[.H17])+([.K17]-[.J17])" office:value-type="time" office:time-value="PT00H00M00S" calcext:value-type="time">
            <text:p>00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7:36:41.2734836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0:24:31.441626830</meta:creation-date>
    <dc:date>2022-01-13T07:36:46.862149615</dc:date>
    <meta:editing-duration>PT8H14M45S</meta:editing-duration>
    <meta:editing-cycles>4</meta:editing-cycles>
    <meta:generator>LibreOffice/7.2.3.2$Linux_X86_64 LibreOffice_project/20$Build-2</meta:generator>
    <meta:document-statistic meta:table-count="1" meta:cell-count="57" meta:object-count="0"/>
  </office:meta>
</office:document-meta>
</file>